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Source Code Pro" fo:font-size="10.5pt" style:font-size-asian="10.5pt" style:font-size-complex="10.5pt"/>
    </style:style>
    <style:style style:name="ce2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Source Code Pro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padding-bottom="0.15cm" fo:padding-left="0.199cm" fo:padding-right="0.199cm" fo:padding-top="0.15cm" style:vertical-align="middle"/>
      <style:text-properties fo:color="#ff6347" style:font-name="Source Code Pro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 style:data-style-name="N100">
      <style:table-cell-properties fo:padding-bottom="0.15cm" fo:padding-left="0.199cm" fo:padding-right="0.199cm" fo:padding-top="0.15cm" style:vertical-align="middle"/>
      <style:text-properties fo:color="#696969" style:font-name="Source Code Pro" fo:font-size="10.5pt" style:font-size-asian="10.5pt" style:font-size-complex="10.5pt"/>
    </style:style>
    <style:style style:name="ce5" style:family="table-cell" style:parent-style-name="Default" style:data-style-name="N0">
      <style:table-cell-properties fo:padding-bottom="0.15cm" fo:padding-left="0.199cm" fo:padding-right="0.199cm" fo:padding-top="0.15cm" style:vertical-align="middle"/>
      <style:text-properties fo:color="#696969" style:font-name="Source Code Pro" fo:font-size="10.5pt" style:font-size-asian="10.5pt" style:font-size-complex="10.5pt"/>
    </style:style>
    <style:style style:name="ce6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Source Code Pro" fo:font-size="10.5pt" fo:font-weight="normal" style:font-size-asian="10.5pt" style:font-weight-asian="normal" style:font-size-complex="10.5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usersテーブルのサンプレレコード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INSERT INTO @table (name, phone, email) VALUES (‘@name’, ‘@phone’, ‘@email’);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office:value-type="string" calcext:value-type="string">
            <text:p>@table</text:p>
          </table:table-cell>
          <table:table-cell office:value-type="string" calcext:value-type="string">
            <text:p>users</text:p>
          </table:table-cell>
          <table:table-cell table:style-name="ce2" table:formula="of:=SUBSTITUTE([.A1];[.A2];[.B2])" office:value-type="string" office:string-value="INSERT INTO users (name, phone, email) VALUES (‘@name’, ‘@phone’, ‘@email’);" calcext:value-type="string">
            <text:p>INSERT INTO users (name, phone, email) VALUES (‘@name’, ‘@phone’, ‘@email’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table:formula="of:=&quot;@&quot; &amp; [.B3]" office:value-type="string" office:string-value="@name" calcext:value-type="string">
            <text:p>@name</text:p>
          </table:table-cell>
          <table:table-cell table:formula="of:=&quot;@&quot; &amp; [.C3]" office:value-type="string" office:string-value="@phone" calcext:value-type="string">
            <text:p>@phone</text:p>
          </table:table-cell>
          <table:table-cell table:formula="of:=&quot;@&quot; &amp; [.D3]" office:value-type="string" office:string-value="@email" calcext:value-type="string">
            <text:p>@email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1</text:p>
          </table:table-cell>
          <table:table-cell office:value-type="string" calcext:value-type="string">
            <text:p>090-1111-1111</text:p>
          </table:table-cell>
          <table:table-cell office:value-type="string" calcext:value-type="string">
            <text:p>user1@example.com</text:p>
          </table:table-cell>
          <table:table-cell table:formula="of:=SUBSTITUTE([.$C$2];[.E$3];[.$B4])" office:value-type="string" office:string-value="INSERT INTO users (name, phone, email) VALUES (‘user1’, ‘@phone’, ‘@email’);" calcext:value-type="string">
            <text:p>INSERT INTO users (name, phone, email) VALUES (‘user1’, ‘@phone’, ‘@email’);</text:p>
          </table:table-cell>
          <table:table-cell table:formula="of:=SUBSTITUTE([.E4];[.F$3];[.C4])" office:value-type="string" office:string-value="INSERT INTO users (name, phone, email) VALUES (‘user1’, ‘090-1111-1111’, ‘@email’);" calcext:value-type="string">
            <text:p>INSERT INTO users (name, phone, email) VALUES (‘user1’, ‘090-1111-1111’, ‘@email’);</text:p>
          </table:table-cell>
          <table:table-cell table:style-name="ce3" table:formula="of:=SUBSTITUTE([.F4];[.G$3];[.D4])" office:value-type="string" office:string-value="INSERT INTO users (name, phone, email) VALUES (‘user1’, ‘090-1111-1111’, ‘user1@example.com’);" calcext:value-type="string">
            <text:p>INSERT INTO users (name, phone, email) VALUES (‘user1’, ‘090-1111-1111’, ‘user1@example.com’);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2</text:p>
          </table:table-cell>
          <table:table-cell office:value-type="string" calcext:value-type="string">
            <text:p>03-0000-0000</text:p>
          </table:table-cell>
          <table:table-cell office:value-type="string" calcext:value-type="string">
            <text:p>user2@hoge.org</text:p>
          </table:table-cell>
          <table:table-cell table:formula="of:=SUBSTITUTE([.$C$2];[.E$3];[.$B5])" office:value-type="string" office:string-value="INSERT INTO users (name, phone, email) VALUES (‘user2’, ‘@phone’, ‘@email’);" calcext:value-type="string">
            <text:p>INSERT INTO users (name, phone, email) VALUES (‘user2’, ‘@phone’, ‘@email’);</text:p>
          </table:table-cell>
          <table:table-cell table:formula="of:=SUBSTITUTE([.E5];[.F$3];[.C5])" office:value-type="string" office:string-value="INSERT INTO users (name, phone, email) VALUES (‘user2’, ‘03-0000-0000’, ‘@email’);" calcext:value-type="string">
            <text:p>INSERT INTO users (name, phone, email) VALUES (‘user2’, ‘03-0000-0000’, ‘@email’);</text:p>
          </table:table-cell>
          <table:table-cell table:style-name="ce3" table:formula="of:=SUBSTITUTE([.F5];[.G$3];[.D5])" office:value-type="string" office:string-value="INSERT INTO users (name, phone, email) VALUES (‘user2’, ‘03-0000-0000’, ‘user2@hoge.org’);" calcext:value-type="string">
            <text:p>INSERT INTO users (name, phone, email) VALUES (‘user2’, ‘03-0000-0000’, ‘user2@hoge.org’);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3</text:p>
          </table:table-cell>
          <table:table-cell office:value-type="string" calcext:value-type="string">
            <text:p>06-9999-9999</text:p>
          </table:table-cell>
          <table:table-cell office:value-type="string" calcext:value-type="string">
            <text:p>user3@free.mail</text:p>
          </table:table-cell>
          <table:table-cell table:formula="of:=SUBSTITUTE([.$C$2];[.E$3];[.$B6])" office:value-type="string" office:string-value="INSERT INTO users (name, phone, email) VALUES (‘user3’, ‘@phone’, ‘@email’);" calcext:value-type="string">
            <text:p>INSERT INTO users (name, phone, email) VALUES (‘user3’, ‘@phone’, ‘@email’);</text:p>
          </table:table-cell>
          <table:table-cell table:formula="of:=SUBSTITUTE([.E6];[.F$3];[.C6])" office:value-type="string" office:string-value="INSERT INTO users (name, phone, email) VALUES (‘user3’, ‘06-9999-9999’, ‘@email’);" calcext:value-type="string">
            <text:p>INSERT INTO users (name, phone, email) VALUES (‘user3’, ‘06-9999-9999’, ‘@email’);</text:p>
          </table:table-cell>
          <table:table-cell table:style-name="ce3" table:formula="of:=SUBSTITUTE([.F6];[.G$3];[.D6])" office:value-type="string" office:string-value="INSERT INTO users (name, phone, email) VALUES (‘user3’, ‘06-9999-9999’, ‘user3@free.mail’);" calcext:value-type="string">
            <text:p>INSERT INTO users (name, phone, email) VALUES (‘user3’, ‘06-9999-9999’, ‘user3@free.mail’);</text:p>
          </table:table-cell>
          <table:table-cell table:number-columns-repeated="16377"/>
        </table:table-row>
        <table:table-row table:style-name="ro1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roductsテーブルのサンプレレコード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INSERT INTO @table (imei, serial_no) VALUES (‘@imei’, @serial);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office:value-type="string" calcext:value-type="string">
            <text:p>@table</text:p>
          </table:table-cell>
          <table:table-cell office:value-type="string" calcext:value-type="string">
            <text:p>products</text:p>
          </table:table-cell>
          <table:table-cell table:style-name="ce2" table:formula="of:=SUBSTITUTE([.A1];[.A2];[.B2])" office:value-type="string" office:string-value="INSERT INTO products (imei, serial_no) VALUES (‘@imei’, @serial);" calcext:value-type="string">
            <text:p>INSERT INTO products (imei, serial_no) VALUES (‘@imei’, @serial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ei</text:p>
          </table:table-cell>
          <table:table-cell office:value-type="string" calcext:value-type="string">
            <text:p>serial</text:p>
          </table:table-cell>
          <table:table-cell table:formula="of:=&quot;@&quot; &amp; [.B3]" office:value-type="string" office:string-value="@imei" calcext:value-type="string">
            <text:p>@imei</text:p>
          </table:table-cell>
          <table:table-cell table:formula="of:=&quot;@&quot; &amp; [.C3]" office:value-type="string" office:string-value="@serial" calcext:value-type="string">
            <text:p>@serial</text:p>
          </table:table-cell>
          <table:table-cell table:style-name="ce5"/>
          <table:table-cell table:number-columns-repeated="16377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00000000000001</text:p>
          </table:table-cell>
          <table:table-cell office:value-type="float" office:value="1" calcext:value-type="float">
            <text:p>1</text:p>
          </table:table-cell>
          <table:table-cell table:formula="of:=SUBSTITUTE([.$C$2];[.D$3];[.$B4])" office:value-type="string" office:string-value="INSERT INTO products (imei, serial_no) VALUES (‘000000000000001’, @serial);" calcext:value-type="string">
            <text:p>INSERT INTO products (imei, serial_no) VALUES (‘000000000000001’, @serial);</text:p>
          </table:table-cell>
          <table:table-cell table:style-name="ce3" table:formula="of:=SUBSTITUTE([.D4];[.E$3];[.C4])" office:value-type="string" office:string-value="INSERT INTO products (imei, serial_no) VALUES (‘000000000000001’, 1);" calcext:value-type="string">
            <text:p>INSERT INTO products (imei, serial_no) VALUES (‘000000000000001’, 1);</text:p>
          </table:table-cell>
          <table:table-cell table:number-columns-repeated="16378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00000000000002</text:p>
          </table:table-cell>
          <table:table-cell office:value-type="float" office:value="2" calcext:value-type="float">
            <text:p>2</text:p>
          </table:table-cell>
          <table:table-cell table:formula="of:=SUBSTITUTE([.$C$2];[.D$3];[.$B5])" office:value-type="string" office:string-value="INSERT INTO products (imei, serial_no) VALUES (‘000000000000002’, @serial);" calcext:value-type="string">
            <text:p>INSERT INTO products (imei, serial_no) VALUES (‘000000000000002’, @serial);</text:p>
          </table:table-cell>
          <table:table-cell table:style-name="ce3" table:formula="of:=SUBSTITUTE([.D5];[.E$3];[.C5])" office:value-type="string" office:string-value="INSERT INTO products (imei, serial_no) VALUES (‘000000000000002’, 2);" calcext:value-type="string">
            <text:p>INSERT INTO products (imei, serial_no) VALUES (‘000000000000002’, 2);</text:p>
          </table:table-cell>
          <table:table-cell table:number-columns-repeated="16378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000000000000003</text:p>
          </table:table-cell>
          <table:table-cell office:value-type="float" office:value="3" calcext:value-type="float">
            <text:p>3</text:p>
          </table:table-cell>
          <table:table-cell table:formula="of:=SUBSTITUTE([.$C$2];[.D$3];[.$B6])" office:value-type="string" office:string-value="INSERT INTO products (imei, serial_no) VALUES (‘000000000000003’, @serial);" calcext:value-type="string">
            <text:p>INSERT INTO products (imei, serial_no) VALUES (‘000000000000003’, @serial);</text:p>
          </table:table-cell>
          <table:table-cell table:style-name="ce3" table:formula="of:=SUBSTITUTE([.D6];[.E$3];[.C6])" office:value-type="string" office:string-value="INSERT INTO products (imei, serial_no) VALUES (‘000000000000003’, 3);" calcext:value-type="string">
            <text:p>INSERT INTO products (imei, serial_no) VALUES (‘000000000000003’, 3);</text:p>
          </table:table-cell>
          <table:table-cell table:number-columns-repeated="16378"/>
          <table:table-cell table:style-name="Default"/>
        </table:table-row>
        <table:table-row table:style-name="ro1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oansテーブルのサンプレレコード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INSERT INTO @table (product_serial, user_id, lend_date, return_date) VALUES (@serial, @user_id, ‘@lend_date’, ‘@return_date’);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office:value-type="string" calcext:value-type="string">
            <text:p>@table</text:p>
          </table:table-cell>
          <table:table-cell office:value-type="string" calcext:value-type="string">
            <text:p>products</text:p>
          </table:table-cell>
          <table:table-cell table:style-name="ce2" table:formula="of:=SUBSTITUTE([.A1];[.A2];[.B2])" office:value-type="string" office:string-value="INSERT INTO products (product_serial, user_id, lend_date, return_date) VALUES (@serial, @user_id, ‘@lend_date’, ‘@return_date’);" calcext:value-type="string">
            <text:p>INSERT INTO products (product_serial, user_id, lend_date, return_date) VALUES (@serial, @user_id, ‘@lend_date’, ‘@return_date’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ct_serial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lend_date</text:p>
          </table:table-cell>
          <table:table-cell office:value-type="string" calcext:value-type="string">
            <text:p>return_date</text:p>
          </table:table-cell>
          <table:table-cell table:formula="of:=&quot;@serial&quot;" office:value-type="string" office:string-value="@serial" calcext:value-type="string">
            <text:p>@serial</text:p>
          </table:table-cell>
          <table:table-cell table:formula="of:=&quot;@&quot; &amp; [.C3]" office:value-type="string" office:string-value="@user_id" calcext:value-type="string">
            <text:p>@user_id</text:p>
          </table:table-cell>
          <table:table-cell table:formula="of:=&quot;@&quot; &amp; [.D3]" office:value-type="string" office:string-value="@lend_date" calcext:value-type="string">
            <text:p>@lend_date</text:p>
          </table:table-cell>
          <table:table-cell table:formula="of:=&quot;@&quot; &amp; [.E3]" office:value-type="string" office:string-value="@return_date" calcext:value-type="string">
            <text:p>@return_dat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2024-08-20</text:p>
          </table:table-cell>
          <table:table-cell table:formula="of:=SUBSTITUTE([.$C$2];[.F$3];[.$B4])" office:value-type="string" office:string-value="INSERT INTO products (product_serial, user_id, lend_date, return_date) VALUES (1, @user_id, ‘@lend_date’, ‘@return_date’);" calcext:value-type="string">
            <text:p>INSERT INTO products (product_serial, user_id, lend_date, return_date) VALUES (1, @user_id, ‘@lend_date’, ‘@return_date’);</text:p>
          </table:table-cell>
          <table:table-cell table:style-name="ce6" table:formula="of:=SUBSTITUTE([.F4];[.G$3];[.C4])" office:value-type="string" office:string-value="INSERT INTO products (product_serial, user_id, lend_date, return_date) VALUES (1, 1, ‘@lend_date’, ‘@return_date’);" calcext:value-type="string">
            <text:p>INSERT INTO products (product_serial, user_id, lend_date, return_date) VALUES (1, 1, ‘@lend_date’, ‘@return_date’);</text:p>
          </table:table-cell>
          <table:table-cell table:style-name="ce6" table:formula="of:=SUBSTITUTE([.G4];[.H$3];[.D4])" office:value-type="string" office:string-value="INSERT INTO products (product_serial, user_id, lend_date, return_date) VALUES (1, 1, ‘2024-08-20’, ‘@return_date’);" calcext:value-type="string">
            <text:p>INSERT INTO products (product_serial, user_id, lend_date, return_date) VALUES (1, 1, ‘2024-08-20’, ‘@return_date’);</text:p>
          </table:table-cell>
          <table:table-cell table:style-name="ce3" table:formula="of:=SUBSTITUTE([.H4];[.I$3];[.E4])" office:value-type="string" office:string-value="INSERT INTO products (product_serial, user_id, lend_date, return_date) VALUES (1, 1, ‘2024-08-20’, ‘2024-08-20’);" calcext:value-type="string">
            <text:p>INSERT INTO products (product_serial, user_id, lend_date, return_date) VALUES (1, 1, ‘2024-08-20’, ‘2024-08-20’);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024-08-21</text:p>
          </table:table-cell>
          <table:table-cell table:style-name="ce4" office:value-type="string" calcext:value-type="string">
            <text:p>2024-08-22</text:p>
          </table:table-cell>
          <table:table-cell table:formula="of:=SUBSTITUTE([.$C$2];[.F$3];[.$B5])" office:value-type="string" office:string-value="INSERT INTO products (product_serial, user_id, lend_date, return_date) VALUES (2, @user_id, ‘@lend_date’, ‘@return_date’);" calcext:value-type="string">
            <text:p>INSERT INTO products (product_serial, user_id, lend_date, return_date) VALUES (2, @user_id, ‘@lend_date’, ‘@return_date’);</text:p>
          </table:table-cell>
          <table:table-cell table:style-name="ce6" table:formula="of:=SUBSTITUTE([.F5];[.G$3];[.C5])" office:value-type="string" office:string-value="INSERT INTO products (product_serial, user_id, lend_date, return_date) VALUES (2, 2, ‘@lend_date’, ‘@return_date’);" calcext:value-type="string">
            <text:p>INSERT INTO products (product_serial, user_id, lend_date, return_date) VALUES (2, 2, ‘@lend_date’, ‘@return_date’);</text:p>
          </table:table-cell>
          <table:table-cell table:style-name="ce6" table:formula="of:=SUBSTITUTE([.G5];[.H$3];[.D5])" office:value-type="string" office:string-value="INSERT INTO products (product_serial, user_id, lend_date, return_date) VALUES (2, 2, ‘2024-08-21’, ‘@return_date’);" calcext:value-type="string">
            <text:p>INSERT INTO products (product_serial, user_id, lend_date, return_date) VALUES (2, 2, ‘2024-08-21’, ‘@return_date’);</text:p>
          </table:table-cell>
          <table:table-cell table:style-name="ce3" table:formula="of:=SUBSTITUTE([.H5];[.I$3];[.E5])" office:value-type="string" office:string-value="INSERT INTO products (product_serial, user_id, lend_date, return_date) VALUES (2, 2, ‘2024-08-21’, ‘2024-08-22’);" calcext:value-type="string">
            <text:p>INSERT INTO products (product_serial, user_id, lend_date, return_date) VALUES (2, 2, ‘2024-08-21’, ‘2024-08-22’);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2024-08-22</text:p>
          </table:table-cell>
          <table:table-cell table:style-name="ce4"/>
          <table:table-cell table:formula="of:=SUBSTITUTE([.$C$2];[.F$3];[.$B6])" office:value-type="string" office:string-value="INSERT INTO products (product_serial, user_id, lend_date, return_date) VALUES (3, @user_id, ‘@lend_date’, ‘@return_date’);" calcext:value-type="string">
            <text:p>INSERT INTO products (product_serial, user_id, lend_date, return_date) VALUES (3, @user_id, ‘@lend_date’, ‘@return_date’);</text:p>
          </table:table-cell>
          <table:table-cell table:style-name="ce6" table:formula="of:=SUBSTITUTE([.F6];[.G$3];[.C6])" office:value-type="string" office:string-value="INSERT INTO products (product_serial, user_id, lend_date, return_date) VALUES (3, 1, ‘@lend_date’, ‘@return_date’);" calcext:value-type="string">
            <text:p>INSERT INTO products (product_serial, user_id, lend_date, return_date) VALUES (3, 1, ‘@lend_date’, ‘@return_date’);</text:p>
          </table:table-cell>
          <table:table-cell table:style-name="ce6" table:formula="of:=SUBSTITUTE([.G6];[.H$3];[.D6])" office:value-type="string" office:string-value="INSERT INTO products (product_serial, user_id, lend_date, return_date) VALUES (3, 1, ‘2024-08-22’, ‘@return_date’);" calcext:value-type="string">
            <text:p>INSERT INTO products (product_serial, user_id, lend_date, return_date) VALUES (3, 1, ‘2024-08-22’, ‘@return_date’);</text:p>
          </table:table-cell>
          <table:table-cell table:style-name="ce3" table:formula="of:=SUBSTITUTE([.H6];[.I$3];[.E6])" office:value-type="string" office:string-value="INSERT INTO products (product_serial, user_id, lend_date, return_date) VALUES (3, 1, ‘2024-08-22’, ‘’);" calcext:value-type="string">
            <text:p>INSERT INTO products (product_serial, user_id, lend_date, return_date) VALUES (3, 1, ‘2024-08-22’, ‘’);</text:p>
          </table:table-cell>
          <table:table-cell table:number-columns-repeated="16375"/>
        </table:table-row>
        <table:table-row table:style-name="ro1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06:26:33.105000000</meta:creation-date>
    <dc:date>2024-08-27T08:55:23.184000000</dc:date>
    <meta:editing-duration>PT4M28S</meta:editing-duration>
    <meta:editing-cycles>1</meta:editing-cycles>
    <meta:document-statistic meta:table-count="3" meta:cell-count="95" meta:object-count="0"/>
    <meta:generator>LibreOffice/24.2.5.2$Windows_X86_64 LibreOffice_project/bffef4ea93e59bebbeaf7f431bb02b1a39ee8a59</meta:generator>
  </office:meta>
</office:document-meta>
</file>